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E00000086BD766EC0D6457D7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159cm" svg:stroke-color="#000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97cm" fo:margin-right="0.418cm" fo:margin-top="0.092cm" fo:margin-bottom="0.0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GoBack"/><text:span text:style-name="T1">GABARITO DO 26º SIMULADO OAB 2014.2 REALIZADO EM </text:span></text:p>
      <text:p text:style-name="P1"><text:span text:style-name="T1">28 DE NOVEMBRO DE 2014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 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5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2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159cm" svg:stroke-color="#000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97cm" fo:margin-right="0.418cm" fo:margin-top="0.092cm" fo:margin-bottom="0.0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13.174cm" svg:y="-0.169cm" svg:width="3.9cm" svg:height="1.565cm" draw:z-index="1"><draw:image xlink:href="Pictures/100002010000014E00000086BD766EC0D6457D7B.png" xlink:type="simple" xlink:show="embed" xlink:actuate="onLoad"/><svg:desc>Logo_FGV_Direito_Rio_7ondas</svg:desc></draw:frame></text:p>
        <text:p text:style-name="MP1"/>
        <text:p text:style-name="MP1"/>
        <text:p text:style-name="MP2"><text:span text:style-name="MT1"><text:s text:c="12"/>SIMULADO DO EXAME DE ORDEM</text:span></text:p>
        <text:p text:style-name="MP3"><draw:line text:anchor-type="paragraph" draw:z-index="0" draw:name="Line 3" draw:style-name="Mgr1" draw:text-style-name="MP4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6º</text:span><text:span text:style-name="MT3"> Simulado OAB – novembro/2014</text:span></text:p>
        <text:p text:style-name="MP6"><text:span text:style-name="MT4">Praia de Botafogo, 190 | 8º andar | Rio de Janeiro | RJ | CEP: 22250-900 | Brasil</text:span></text:p>
        <text:p text:style-name="MP6"><text:span text:style-name="MT4">Tel: (55 21) 3799-5915 | 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3</meta:editing-cycles>
    <meta:print-date>2013-08-01T19:02:00</meta:print-date>
    <meta:creation-date>2014-12-02T12:28:00</meta:creation-date>
    <dc:date>2014-12-02T19:09:00</dc:date>
    <meta:editing-duration>PT1M</meta:editing-duration>
    <meta:generator>LibreOffice/5.1.6.2$Linux_X86_64 LibreOffice_project/10m0$Build-2</meta:generator>
    <meta:document-statistic meta:table-count="1" meta:image-count="1" meta:object-count="0" meta:page-count="1" meta:paragraph-count="155" meta:word-count="210" meta:character-count="642" meta:non-whitespace-character-count="570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